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GB" officeooo:rsid="00154109" officeooo:paragraph-rsid="00154109"/>
    </style:style>
    <style:style style:name="P2" style:family="paragraph" style:parent-style-name="Text_20_body">
      <style:text-properties officeooo:rsid="00154109" officeooo:paragraph-rsid="00154109"/>
    </style:style>
    <style:style style:name="P3" style:family="paragraph" style:parent-style-name="Text_20_body">
      <style:text-properties officeooo:rsid="00168d75" officeooo:paragraph-rsid="00168d75"/>
    </style:style>
    <style:style style:name="P4" style:family="paragraph" style:parent-style-name="Text_20_body">
      <style:text-properties officeooo:rsid="00170d8c" officeooo:paragraph-rsid="00170d8c"/>
    </style:style>
    <style:style style:name="P5" style:family="paragraph" style:parent-style-name="Text_20_body" style:list-style-name="L1">
      <style:text-properties officeooo:rsid="00170d8c" officeooo:paragraph-rsid="00170d8c"/>
    </style:style>
    <style:style style:name="P6" style:family="paragraph" style:parent-style-name="Text_20_body" style:list-style-name="L2">
      <style:text-properties officeooo:rsid="00170d8c" officeooo:paragraph-rsid="00170d8c"/>
    </style:style>
    <style:style style:name="P7" style:family="paragraph" style:parent-style-name="Text_20_body" style:list-style-name="L1">
      <style:text-properties officeooo:paragraph-rsid="00170d8c"/>
    </style:style>
    <style:style style:name="P8" style:family="paragraph" style:parent-style-name="Text_20_body" style:list-style-name="L2">
      <style:text-properties officeooo:paragraph-rsid="00170d8c"/>
    </style:style>
    <style:style style:name="P9" style:family="paragraph" style:parent-style-name="Text_20_body">
      <style:text-properties officeooo:rsid="00171d20" officeooo:paragraph-rsid="00171d20"/>
    </style:style>
    <style:style style:name="P10" style:family="paragraph" style:parent-style-name="Text_20_body" style:list-style-name="L3">
      <style:text-properties officeooo:rsid="00171d20" officeooo:paragraph-rsid="00171d20"/>
    </style:style>
    <style:style style:name="P11" style:family="paragraph" style:parent-style-name="Text_20_body" style:list-style-name="L4">
      <style:text-properties officeooo:rsid="00171d20" officeooo:paragraph-rsid="00171d20"/>
    </style:style>
    <style:style style:name="P12" style:family="paragraph" style:parent-style-name="Text_20_body">
      <style:text-properties officeooo:paragraph-rsid="00171d20"/>
    </style:style>
    <style:style style:name="P13" style:family="paragraph" style:parent-style-name="Text_20_body">
      <style:text-properties style:font-name="Liberation Serif"/>
    </style:style>
    <style:style style:name="P14" style:family="paragraph" style:parent-style-name="Text_20_body">
      <style:paragraph-properties fo:break-before="page"/>
      <style:text-properties officeooo:rsid="00171d20" officeooo:paragraph-rsid="00171d20"/>
    </style:style>
    <style:style style:name="P15" style:family="paragraph" style:parent-style-name="Subtitle">
      <style:text-properties fo:language="en" fo:country="GB" officeooo:rsid="00125431" officeooo:paragraph-rsid="00125431"/>
    </style:style>
    <style:style style:name="P16" style:family="paragraph" style:parent-style-name="Title">
      <style:text-properties fo:language="en" fo:country="GB" officeooo:rsid="00125431" officeooo:paragraph-rsid="00125431"/>
    </style:style>
    <style:style style:name="P17" style:family="paragraph" style:parent-style-name="Header">
      <style:paragraph-properties fo:text-align="center" style:justify-single-word="false"/>
      <style:text-properties officeooo:rsid="00170d8c" officeooo:paragraph-rsid="00170d8c"/>
    </style:style>
    <style:style style:name="P18" style:family="paragraph" style:parent-style-name="Heading_20_3">
      <style:text-properties officeooo:rsid="00171d20" officeooo:paragraph-rsid="00171d20"/>
    </style:style>
    <style:style style:name="P19" style:family="paragraph" style:parent-style-name="Heading_20_1" style:list-style-name="">
      <style:text-properties fo:language="en" fo:country="GB" officeooo:paragraph-rsid="00154109"/>
    </style:style>
    <style:style style:name="P20" style:family="paragraph" style:parent-style-name="Heading_20_1">
      <style:text-properties officeooo:rsid="00170d8c" officeooo:paragraph-rsid="00170d8c"/>
    </style:style>
    <style:style style:name="P21" style:family="paragraph" style:parent-style-name="Heading_20_1">
      <style:text-properties officeooo:rsid="00171d20" officeooo:paragraph-rsid="00171d20"/>
    </style:style>
    <style:style style:name="P22" style:family="paragraph" style:parent-style-name="Heading_20_1">
      <style:paragraph-properties fo:break-before="page"/>
      <style:text-properties fo:language="en" fo:country="GB" officeooo:rsid="00154109" officeooo:paragraph-rsid="00154109"/>
    </style:style>
    <style:style style:name="P23" style:family="paragraph" style:parent-style-name="Heading_20_1">
      <style:paragraph-properties fo:break-before="page"/>
      <style:text-properties officeooo:rsid="00171d20" officeooo:paragraph-rsid="00171d20"/>
    </style:style>
    <style:style style:name="P24" style:family="paragraph" style:parent-style-name="Heading_20_2">
      <style:text-properties officeooo:rsid="00170d8c" officeooo:paragraph-rsid="00170d8c"/>
    </style:style>
    <style:style style:name="P25" style:family="paragraph" style:parent-style-name="Heading_20_2">
      <style:text-properties officeooo:rsid="00171d20" officeooo:paragraph-rsid="00171d20"/>
    </style:style>
    <style:style style:name="T1" style:family="text">
      <style:text-properties fo:language="en" fo:country="GB"/>
    </style:style>
    <style:style style:name="T2" style:family="text">
      <style:text-properties fo:language="en" fo:country="GB" officeooo:rsid="00168d75"/>
    </style:style>
    <style:style style:name="T3" style:family="text">
      <style:text-properties officeooo:rsid="00154109"/>
    </style:style>
    <style:style style:name="T4" style:family="text">
      <style:text-properties officeooo:rsid="00170d8c"/>
    </style:style>
    <style:style style:name="T5" style:family="text">
      <style:text-properties style:font-name="sans-serif" fo:font-size="12pt"/>
    </style:style>
    <style:style style:name="T6" style:family="text">
      <style:text-properties fo:font-size="12pt"/>
    </style:style>
    <style:style style:name="T7" style:family="text">
      <style:text-properties fo:font-size="12pt" officeooo:rsid="0017ffa0"/>
    </style:style>
    <style:style style:name="T8" style:family="text">
      <style:text-properties officeooo:rsid="00171d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nstitution Of The FlightGear Republic</text:p>
      <text:p text:style-name="P15">The <text:span text:style-name="T3">Constitution</text:span> Of The Republican Empire of FlightGear</text:p>
      <text:h text:style-name="P19" text:outline-level="1"/>
      <text:h text:style-name="P22" text:outline-level="1">Preamble</text:h>
      <text:p text:style-name="P1">We, the leaders and people of the FlightGear Republic, a Republican Empire, have as objective, to respectfully rule and provide for all of the citizens and members of the Empire.</text:p>
      <text:p text:style-name="P2"><text:span text:style-name="T1">The Empire is ruled by the one and only Emperor Penguin, also known as Megaf (</text:span><text:a xlink:type="simple" xlink:href="https://github.com/Megaf" text:style-name="Internet_20_link" text:visited-style-name="Visited_20_Internet_20_Link">https://github.com/Megaf</text:a><text:span text:style-name="T1">). To whom every citizen, member and ally must obey, </text:span><text:span text:style-name="T2">as long as the Emperor acts respectfully towards to his Empire.</text:span></text:p>
      <text:p text:style-name="P3"><text:span text:style-name="T1">The Empire is ruled by the Emperor, guided by The Council. The Council represents the people and is the voice of the people. The Emperor must always consult The Council before acting on significant changes that can negatively affect the people.</text:span></text:p>
      <text:h text:style-name="P20" text:outline-level="1">The Republican Empire</text:h>
      <text:h text:style-name="P24" text:outline-level="2">Article 1</text:h>
      <text:p text:style-name="P4">The Emperor and The Council hereby <text:s/>affirms <text:s/>its <text:s/>inalienable, <text:s/>indefeasible, <text:s/>and <text:s/>sovereign <text:s/>right <text:s/>tochoose <text:s/>its <text:s/>own <text:s/>form <text:s/>of <text:s/>Government, <text:s/>to <text:s/>determine <text:s/>its <text:s/>relations <text:s/>with <text:s/>other <text:s/>nations,and <text:s/>to <text:s/>develop <text:s/>its <text:s/>life, <text:s/>political, <text:s/>economic <text:s/>and <text:s/>cultural, <text:s/>in <text:s/>accordance <text:s/>with <text:s/>its <text:s/>owngenius and traditions.</text:p>
      <text:h text:style-name="P24" text:outline-level="2">Article 2</text:h>
      <text:list xml:id="list807711332" text:style-name="L1">
        <text:list-item>
          <text:p text:style-name="P7"><text:span text:style-name="T4">Everyone is welcome to become part of The Republican Empire of FlightGear. All nations and communities are welcome to join The Empire and be ruled by The Empire.</text:span></text:p>
        </text:list-item>
        <text:list-item>
          <text:p text:style-name="P5">Everyone may chose to leave The Empire, all nations and communities may leave The Empire, without notice or giving any reason. Everyone and every nation and community have the right to be forgiven by The Empire and be welcome back.</text:p>
        </text:list-item>
      </text:list>
      <text:h text:style-name="Heading_20_2" text:outline-level="2">Article 3</text:h>
      <text:p text:style-name="P4">The members of The Empire, people, nations and communities must act respectufully, not only to fellow members of the empire and its allies, but to everyone, friend of foe.</text:p>
      <text:h text:style-name="P24" text:outline-level="2">Article 4</text:h>
      <text:list xml:id="list3396883056" text:style-name="L2">
        <text:list-item>
          <text:p text:style-name="P8"><text:span text:style-name="T4">The Repulican Empire Of FlightGear shall never attack nor forcefully take over anyone or anything.</text:span></text:p>
        </text:list-item>
        <text:list-item>
          <text:p text:style-name="P6">The Republican Empire Of FlightGear must always promote peace.</text:p>
        </text:list-item>
        <text:list-item>
          <text:p text:style-name="P6">All allies must not initiate acts of War. They are however, allowed to <text:span text:style-name="T8">defend</text:span> themselves.</text:p>
        </text:list-item>
      </text:list>
      <text:p text:style-name="P4"/>
      <text:h text:style-name="P23" text:outline-level="1">The Discord and Matrix Communities</text:h>
      <text:h text:style-name="P25" text:outline-level="2">Article 5</text:h>
      <text:p text:style-name="P9">Our onlines communities are rule by The Guidelines. The Guidelines must be available on each community and on request.</text:p>
      <text:h text:style-name="P18" text:outline-level="3">Communities Guidelines</text:h>
      <text:p text:style-name="P9">The rules on the communities are ruled by the rules below:</text:p>
      <text:list xml:id="list2462734913" text:style-name="L3">
        <text:list-item>
          <text:p text:style-name="P10">Piracy is forbidden.</text:p>
        </text:list-item>
        <text:list-item>
          <text:p text:style-name="P10">Aggression and Disrespect are forbidden.</text:p>
        </text:list-item>
        <text:list-item>
          <text:p text:style-name="P10">Everyone is free to express their opinions and bring any topic for discussion.</text:p>
        </text:list-item>
        <text:list-item>
          <text:p text:style-name="P10">Censorship shall not be done by the rulers and members.</text:p>
        </text:list-item>
        <text:list-item>
          <text:p text:style-name="P10">Sharing of delicate materials, such as adult content are not to be promoted and made available on common channels and room.</text:p>
        </text:list-item>
        <text:list-item>
          <text:p text:style-name="P10">Everyone is free to join and leave the communities when they seem fit.</text:p>
        </text:list-item>
        <text:list-item>
          <text:p text:style-name="P10">The communities are to be ruled by friendship, love and forgiveness.</text:p>
        </text:list-item>
        <text:list-item>
          <text:p text:style-name="P10">Mistakes are to be tolerated.</text:p>
        </text:list-item>
      </text:list>
      <text:h text:style-name="P21" text:outline-level="1">The Estate, The Nation.</text:h>
      <text:h text:style-name="P25" text:outline-level="2">Article 6</text:h>
      <text:p text:style-name="P9">The name of the Estate is FlightGear Republic.</text:p>
      <text:h text:style-name="P25" text:outline-level="2">Article 7</text:h>
      <text:p text:style-name="P13">FlightGear Republic<text:span text:style-name="T6"> is a sovereign, independent, </text:span><text:span text:style-name="T7">republican</text:span><text:span text:style-name="T6"> state.</text:span></text:p>
      <text:h text:style-name="P25" text:outline-level="2">Article 8</text:h>
      <text:list xml:id="list3056847037" text:style-name="L4">
        <text:list-item>
          <text:p text:style-name="P11">All powers of governent, legistlative, justive and executive derive under the Emperor Penguin, from the people, whose right it is to designate the rulers of the State and, in finalappeal, <text:s/>to <text:s/>decide <text:s/>all <text:s/>questions <text:s/>of <text:s/>national <text:s/>policy, <text:s/>according <text:s/>to <text:s/>the requirements of the common good.</text:p>
        </text:list-item>
        <text:list-item>
          <text:p text:style-name="P11">These <text:s/>powers <text:s/>of <text:s/>government <text:s/>are <text:s/>exercisable <text:s/>only <text:s/>by <text:s/>or <text:s/>on <text:s/>the <text:s/>authority <text:s/>of theorgans of State established by this Constitution.</text:p>
        </text:list-item>
      </text:list>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1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0d8c" officeooo:paragraph-rsid="00170d8c"/>
    </style:style>
    <style:style style:name="MT1" style:family="text">
      <style:text-properties officeooo:rsid="00170d8c"/>
    </style:style>
    <style:page-layout style:name="Mpm1">
      <style:page-layout-properties fo:page-width="21.001cm" fo:page-height="29.7cm" style:num-format="1" style:print-orientation="portrait" fo:margin-top="2cm" fo:margin-bottom="2cm" fo:margin-left="2cm" fo:margin-right="2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00" draw:fill-hatch-name="Black_20_0_20_Degrees" draw:fill-hatch-solid="false"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The Constitution Of The Republican Empire Of FlightGear. Draf 1 – 08/06/2021</text:p>
      </style:header>
      <style:footer>
        <text:p text:style-name="Footer"><text:span text:style-name="MT1">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8T22:55:48.982852690</meta:creation-date>
    <dc:date>2021-06-08T23:45:28.801173072</dc:date>
    <meta:editing-duration>PT25M9S</meta:editing-duration>
    <meta:editing-cycles>5</meta:editing-cycles>
    <meta:generator>LibreOffice/6.1.5.2$Linux_X86_64 LibreOffice_project/10$Build-2</meta:generator>
    <meta:document-statistic meta:table-count="0" meta:image-count="0" meta:object-count="0" meta:page-count="4" meta:paragraph-count="41" meta:word-count="548" meta:character-count="3355" meta:non-whitespace-character-count="2807"/>
  </office:meta>
</office:document-meta>
</file>